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4b" officeooo:paragraph-rsid="001e8f4b"/>
    </style:style>
    <style:style style:name="P2" style:family="paragraph" style:parent-style-name="Standard">
      <style:text-properties officeooo:rsid="001f42a2" officeooo:paragraph-rsid="001f42a2"/>
    </style:style>
    <style:style style:name="P3" style:family="paragraph" style:parent-style-name="Standard">
      <style:text-properties officeooo:rsid="001f4453" officeooo:paragraph-rsid="001f4453"/>
    </style:style>
    <style:style style:name="P4" style:family="paragraph" style:parent-style-name="Standard">
      <style:text-properties officeooo:rsid="001fc2e1" officeooo:paragraph-rsid="001fc2e1"/>
    </style:style>
    <style:style style:name="P5" style:family="paragraph" style:parent-style-name="Standard">
      <style:text-properties officeooo:rsid="0020920b" officeooo:paragraph-rsid="0020920b"/>
    </style:style>
    <style:style style:name="P6" style:family="paragraph" style:parent-style-name="Standard">
      <style:text-properties officeooo:rsid="00221b7e" officeooo:paragraph-rsid="00221b7e"/>
    </style:style>
    <style:style style:name="P7" style:family="paragraph" style:parent-style-name="Standard">
      <style:text-properties officeooo:rsid="0025ec38" officeooo:paragraph-rsid="0025ec38"/>
    </style:style>
    <style:style style:name="P8" style:family="paragraph" style:parent-style-name="Standard">
      <style:text-properties officeooo:rsid="0026658c" officeooo:paragraph-rsid="0026658c"/>
    </style:style>
    <style:style style:name="P9" style:family="paragraph" style:parent-style-name="Standard">
      <style:text-properties officeooo:rsid="00266f26" officeooo:paragraph-rsid="00266f26"/>
    </style:style>
    <style:style style:name="P10" style:family="paragraph" style:parent-style-name="Standard">
      <style:text-properties officeooo:rsid="0027463f" officeooo:paragraph-rsid="0027463f"/>
    </style:style>
    <style:style style:name="P11" style:family="paragraph" style:parent-style-name="Standard">
      <style:text-properties officeooo:rsid="00278db5" officeooo:paragraph-rsid="00278db5"/>
    </style:style>
    <style:style style:name="P12" style:family="paragraph" style:parent-style-name="Standard">
      <style:text-properties officeooo:rsid="0027c70e" officeooo:paragraph-rsid="0027c70e"/>
    </style:style>
    <style:style style:name="P13" style:family="paragraph" style:parent-style-name="Standard">
      <style:text-properties officeooo:rsid="002951e9" officeooo:paragraph-rsid="002951e9"/>
    </style:style>
    <style:style style:name="P14" style:family="paragraph" style:parent-style-name="Standard">
      <style:text-properties officeooo:rsid="002a5e29" officeooo:paragraph-rsid="002a5e29"/>
    </style:style>
    <style:style style:name="P15" style:family="paragraph" style:parent-style-name="Standard">
      <style:text-properties officeooo:rsid="002c08ee" officeooo:paragraph-rsid="002c08ee"/>
    </style:style>
    <style:style style:name="P16" style:family="paragraph" style:parent-style-name="Standard">
      <style:text-properties officeooo:rsid="002f301a" officeooo:paragraph-rsid="002f301a"/>
    </style:style>
    <style:style style:name="P17" style:family="paragraph" style:parent-style-name="Standard">
      <style:text-properties officeooo:rsid="00328c5c" officeooo:paragraph-rsid="00328c5c"/>
    </style:style>
    <style:style style:name="P18" style:family="paragraph" style:parent-style-name="Standard">
      <style:text-properties officeooo:rsid="0033ec57" officeooo:paragraph-rsid="0033ec57"/>
    </style:style>
    <style:style style:name="P19" style:family="paragraph" style:parent-style-name="Standard">
      <style:text-properties officeooo:rsid="0033ec57" officeooo:paragraph-rsid="0033ec57"/>
    </style:style>
    <style:style style:name="P20" style:family="paragraph" style:parent-style-name="Standard">
      <style:text-properties officeooo:rsid="0035c85f" officeooo:paragraph-rsid="0035c85f"/>
    </style:style>
    <style:style style:name="T1" style:family="text">
      <style:text-properties officeooo:rsid="0024198f"/>
    </style:style>
    <style:style style:name="T2" style:family="text">
      <style:text-properties officeooo:rsid="0035c8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: Project Chronos</text:p>
      <text:p text:style-name="P1"/>
      <text:p text:style-name="P2">Path Server:</text:p>
      <text:p text:style-name="P3">Request: Which input parameters can be changed?</text:p>
      <text:p text:style-name="P3"/>
      <text:p text:style-name="P3">Position</text:p>
      <text:p text:style-name="P3">Orientation</text:p>
      <text:p text:style-name="P3"/>
      <text:p text:style-name="P4">navfn works with poseStamped → input service message with redundant information but better flow</text:p>
      <text:p text:style-name="P4"/>
      <text:p text:style-name="P5">LAUNCH</text:p>
      <text:p text:style-name="P5"/>
      <text:p text:style-name="P5">setup.launch</text:p>
      <text:p text:style-name="P5"/>
      <text:p text:style-name="P5">function: </text:p>
      <text:p text:style-name="P5">runs all basic systems for later path creation like robot initialization and <text:s/>the famous move_base </text:p>
      <text:p text:style-name="P5"/>
      <text:p text:style-name="P5">gazebo and rviz is all necessary for the transform listeners</text:p>
      <text:p text:style-name="P5"/>
      <text:p text:style-name="P5">todo: figure out how the transform listeners could be avoided → better modularity</text:p>
      <text:p text:style-name="P5"/>
      <text:p text:style-name="P5">server.launch</text:p>
      <text:p text:style-name="P5"/>
      <text:p text:style-name="P5">function:</text:p>
      <text:p text:style-name="P5">runs the server responsible for path creation, timestamping and collision checking</text:p>
      <text:p text:style-name="P5"/>
      <text:p text:style-name="P5">todo:</text:p>
      <text:p text:style-name="P5">check how the parameters for the costmap work</text:p>
      <text:p text:style-name="P5"/>
      <text:p text:style-name="P6">SRC</text:p>
      <text:p text:style-name="P6"/>
      <text:p text:style-name="P6">path_test.cpp</text:p>
      <text:p text:style-name="P6"/>
      <text:p text:style-name="P6">function:</text:p>
      <text:p text:style-name="P6">tests the function and possible inputs for the path_server</text:p>
      <text:p text:style-name="P6"/>
      <text:p text:style-name="P6">information:</text:p>
      <text:p text:style-name="P6">map frame has to be checked</text:p>
      <text:p text:style-name="P6">without time information: header no time information, seq is continuous numeration</text:p>
      <text:p text:style-name="P6"><text:tab/><text:tab/><text:tab/><text:tab/>poses: time information is current time, seq is zero</text:p>
      <text:p text:style-name="P6">with time information: <text:span text:style-name="T1">same</text:span></text:p>
      <text:p text:style-name="P6">→<text:span text:style-name="T1"> no influence on the time</text:span></text:p>
      <text:p text:style-name="P6"/>
      <text:p text:style-name="P7">time_server.cpp</text:p>
      <text:p text:style-name="P7"/>
      <text:p text:style-name="P7">function:</text:p>
      <text:p text:style-name="P7">1. Calculate distance between a pait of poses</text:p>
      <text:p text:style-name="P7">2. with the distance the travel time can be calculated</text:p>
      <text:p text:style-name="P7">3.</text:p>
      <text:p text:style-name="P7"/>
      <text:p text:style-name="P7">todo:</text:p>
      <text:p text:style-name="P7"><text:soft-page-break/>check data formats</text:p>
      <text:p text:style-name="P9">header.stamp of every path is empty → variable for search algorithm</text:p>
      <text:p text:style-name="P7"/>
      <text:p text:style-name="P8">time_test.cpp</text:p>
      <text:p text:style-name="P8">automated but simple path creation and for those test of implemented timestamping</text:p>
      <text:p text:style-name="P8"/>
      <text:p text:style-name="P8">header has no timestamp maybe it could be used to look through the path/organize the path</text:p>
      <text:p text:style-name="P8">starts with the start time at pose[0]</text:p>
      <text:p text:style-name="P8"/>
      <text:p text:style-name="P10">COLLISION_SERVER.cpp</text:p>
      <text:p text:style-name="P10"/>
      <text:p text:style-name="P10">Input two paths ordered with priority</text:p>
      <text:p text:style-name="P10">Output array of collisions</text:p>
      <text:p text:style-name="P10"/>
      <text:p text:style-name="P10">representation of this array is depending on how the reaction on the collision should look like </text:p>
      <text:p text:style-name="P10">in our case the wished consequence is a lower velocity of the inferior robot</text:p>
      <text:p text:style-name="P10">the goal to find out is at which time it is unproblematic to reach the point and therefore the time is crucial for the reaction</text:p>
      <text:p text:style-name="P10"/>
      <text:p text:style-name="P11">the times are given back in a Float64MultiArray</text:p>
      <text:p text:style-name="P11">poses can be calculated with the times and so on</text:p>
      <text:p text:style-name="P11"/>
      <text:p text:style-name="P12">COLLISION_TEST.cpp</text:p>
      <text:p text:style-name="P12"/>
      <text:p text:style-name="P12">before auto generated paths with path_server</text:p>
      <text:p text:style-name="P12">not enough control</text:p>
      <text:p text:style-name="P12">auto generated with fix positions and times</text:p>
      <text:p text:style-name="P12">function from time_test</text:p>
      <text:p text:style-name="P12"/>
      <text:p text:style-name="P13">how can a collision checking system be tested?</text:p>
      <text:p text:style-name="P13"/>
      <text:p text:style-name="P13">Create a obvious collision situation and look if the system responds in the right way</text:p>
      <text:p text:style-name="P14">Situation</text:p>
      <text:p text:style-name="P14">Robots start at the same time</text:p>
      <text:p text:style-name="P14">robots can have different velocities</text:p>
      <text:p text:style-name="P14">start points are variable</text:p>
      <text:p text:style-name="P14">way is defined with the length units per unit x , y</text:p>
      <text:p text:style-name="P14"/>
      <text:p text:style-name="P15">collision test works but is not satisfying</text:p>
      <text:p text:style-name="P15">todo write a more variable test and valid the programm</text:p>
      <text:p text:style-name="P15"/>
      <text:p text:style-name="P16">PLAN_ACTIONSERVER.cpp</text:p>
      <text:p text:style-name="P16"/>
      <text:p text:style-name="P16">entitiy that knows all the paths goals and start times</text:p>
      <text:p text:style-name="P16">one array for the goals + start times as backup ?</text:p>
      <text:p text:style-name="P16">One list ordered chronological for the calculated paths</text:p>
      <text:p text:style-name="P16"/>
      <text:p text:style-name="P16">challenge</text:p>
      <text:p text:style-name="P16">react to the collisions </text:p>
      <text:p text:style-name="P16">wait for feedback if calculated path is accepted by the planning system</text:p>
      <text:p text:style-name="P16"/>
      <text:p text:style-name="P16">architecture</text:p>
      <text:p text:style-name="P16"><text:soft-page-break/>executteCallback has to convert a start time and a goal into a path</text:p>
      <text:p text:style-name="P16"/>
      <text:p text:style-name="P16">find start positions</text:p>
      <text:p text:style-name="P16">path server</text:p>
      <text:p text:style-name="P16">timestamping</text:p>
      <text:p text:style-name="P16">collision checking </text:p>
      <text:p text:style-name="P16">reaction if a collision happens</text:p>
      <text:p text:style-name="P16">maybe different options</text:p>
      <text:p text:style-name="P16">send travel time to the planning system</text:p>
      <text:p text:style-name="P16">wait for the feedback and add path to the overall plan accordingly</text:p>
      <text:p text:style-name="P16"/>
      <text:p text:style-name="P17">dynamic programming of the plan vector</text:p>
      <text:p text:style-name="P17"/>
      <text:p text:style-name="P17">ressource number comes and the plan must check if there is already a subplan for this ressource</text:p>
      <text:p text:style-name="P17"/>
      <text:p text:style-name="P18">TODO</text:p>
      <text:p text:style-name="P18">test occupied bool</text:p>
      <text:p text:style-name="P18"/>
      <text:p text:style-name="P20">2D NAVIGATION TOOL FOR GOAL DETERMINATION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0:28:09.862164945</meta:creation-date>
    <dc:date>2019-08-12T18:45:17.048967932</dc:date>
    <meta:editing-duration>PT3H11M3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513" meta:character-count="3152" meta:non-whitespace-character-count="2712"/>
  </office:meta>
</office:document-meta>
</file>